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403f" officeooo:paragraph-rsid="0015403f"/>
    </style:style>
    <style:style style:name="P2" style:family="paragraph" style:parent-style-name="Standard">
      <style:text-properties officeooo:rsid="001685ad" officeooo:paragraph-rsid="001685ad"/>
    </style:style>
    <style:style style:name="P3" style:family="paragraph" style:parent-style-name="Standard">
      <style:text-properties fo:font-size="14pt" fo:font-weight="bold" officeooo:rsid="0015403f" officeooo:paragraph-rsid="0015403f" style:font-weight-asian="bold" style:font-weight-complex="bold"/>
    </style:style>
    <style:style style:name="P4" style:family="paragraph" style:parent-style-name="Standard">
      <style:text-properties officeooo:rsid="00178e1a" officeooo:paragraph-rsid="00178e1a"/>
    </style:style>
    <style:style style:name="P5" style:family="paragraph" style:parent-style-name="Standard">
      <style:text-properties fo:font-weight="bold" officeooo:rsid="0015403f" officeooo:paragraph-rsid="0015403f" style:font-weight-asian="bold" style:font-weight-complex="bold"/>
    </style:style>
    <style:style style:name="P6" style:family="paragraph" style:parent-style-name="Standard">
      <style:text-properties fo:font-weight="bold" officeooo:rsid="00178e1a" officeooo:paragraph-rsid="00178e1a" style:font-weight-asian="bold" style:font-weight-complex="bold"/>
    </style:style>
    <style:style style:name="P7" style:family="paragraph" style:parent-style-name="Standard" style:list-style-name="L1">
      <style:text-properties officeooo:rsid="00187677" officeooo:paragraph-rsid="001876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ep 4 : Protest years</text:p>
      <text:p text:style-name="P1"/>
      <text:p text:style-name="P5">Doc 8 : A protest symbol</text:p>
      <text:p text:style-name="P2">The British artist Gerald Holtom created a logo basing himself on semaphore letters which is a system of flags to send informations from one boat to another.</text:p>
      <text:p text:style-name="P4">The letters N and D were used to symbolize Nuclear Disarmament, then it became the symbol of Peace and Love.</text:p>
      <text:p text:style-name="P4">The hippies held it to show they were against war.</text:p>
      <text:p text:style-name="P4"/>
      <text:p text:style-name="P4"/>
      <text:p text:style-name="P6">Doc 9 : Universal Soldier, by Donovan</text:p>
      <text:p text:style-name="P4">Different themes of that song :</text:p>
      <text:list xml:id="list2781732033517614337" text:style-name="L1">
        <text:list-item>
          <text:p text:style-name="P7">Religion</text:p>
        </text:list-item>
        <text:list-item>
          <text:p text:style-name="P7">War</text:p>
        </text:list-item>
        <text:list-item>
          <text:p text:style-name="P7">Historical references</text:p>
        </text:list-item>
        <text:list-item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15:13:05.691000000</meta:creation-date>
    <dc:date>2019-01-07T15:51:45.983000000</dc:date>
    <meta:editing-duration>PT8M9S</meta:editing-duration>
    <meta:editing-cycles>1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11" meta:word-count="89" meta:character-count="465" meta:non-whitespace-character-count="390"/>
  </office:meta>
</office:document-meta>
</file>